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90.05mm" svg:x="148.01mm" svg:y="30.81mm">
            <loext:p draw:notify-on-update-of-ranges="Hoja1.D7:Hoja1.D13 Hoja1.E4:Hoja1.E4 Hoja1.E7:Hoja1.E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49.57mm" svg:y="129.55mm">
            <loext:p draw:notify-on-update-of-ranges="Hoja1.D4:Hoja1.D4 Hoja1.D5:Hoja1.D13 Hoja1.E4:Hoja1.E4 Hoja1.E5:Hoja1.E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robabilidad</text:p>
          </table:table-cell>
          <table:table-cell office:value-type="string" calcext:value-type="string">
            <text:p>Tiempo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4459" calcext:value-type="float">
            <text:p>0,4459</text:p>
          </table:table-cell>
        </table:table-row>
        <table:table-row table:style-name="ro1">
          <table:table-cell table:number-columns-repeated="3"/>
          <table:table-cell office:value-type="float" office:value="0.1" calcext:value-type="float">
            <text:p>0,1</text:p>
          </table:table-cell>
          <table:table-cell office:value-type="float" office:value="3.8049" calcext:value-type="float">
            <text:p>3,8049</text:p>
          </table:table-cell>
        </table:table-row>
        <table:table-row table:style-name="ro1">
          <table:table-cell table:number-columns-repeated="3"/>
          <table:table-cell office:value-type="float" office:value="0.2" calcext:value-type="float">
            <text:p>0,2</text:p>
          </table:table-cell>
          <table:table-cell office:value-type="float" office:value="8.5713" calcext:value-type="float">
            <text:p>8,5713</text:p>
          </table:table-cell>
        </table:table-row>
        <table:table-row table:style-name="ro1">
          <table:table-cell table:number-columns-repeated="3"/>
          <table:table-cell office:value-type="float" office:value="0.3" calcext:value-type="float">
            <text:p>0,3</text:p>
          </table:table-cell>
          <table:table-cell office:value-type="float" office:value="14.8747" calcext:value-type="float">
            <text:p>14,8747</text:p>
          </table:table-cell>
        </table:table-row>
        <table:table-row table:style-name="ro1">
          <table:table-cell table:number-columns-repeated="3"/>
          <table:table-cell office:value-type="float" office:value="0.4" calcext:value-type="float">
            <text:p>0,4</text:p>
          </table:table-cell>
          <table:table-cell office:value-type="float" office:value="24.1034" calcext:value-type="float">
            <text:p>24,1034</text:p>
          </table:table-cell>
        </table:table-row>
        <table:table-row table:style-name="ro1"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32.7022" calcext:value-type="float">
            <text:p>32,7022</text:p>
          </table:table-cell>
        </table:table-row>
        <table:table-row table:style-name="ro1">
          <table:table-cell table:number-columns-repeated="3"/>
          <table:table-cell office:value-type="float" office:value="0.6" calcext:value-type="float">
            <text:p>0,6</text:p>
          </table:table-cell>
          <table:table-cell office:value-type="float" office:value="47.6037" calcext:value-type="float">
            <text:p>47,6037</text:p>
          </table:table-cell>
        </table:table-row>
        <table:table-row table:style-name="ro1">
          <table:table-cell table:number-columns-repeated="3"/>
          <table:table-cell office:value-type="float" office:value="0.7" calcext:value-type="float">
            <text:p>0,7</text:p>
          </table:table-cell>
          <table:table-cell office:value-type="float" office:value="77.4697" calcext:value-type="float">
            <text:p>77,4697</text:p>
          </table:table-cell>
        </table:table-row>
        <table:table-row table:style-name="ro1">
          <table:table-cell table:number-columns-repeated="3"/>
          <table:table-cell office:value-type="float" office:value="0.8" calcext:value-type="float">
            <text:p>0,8</text:p>
          </table:table-cell>
          <table:table-cell office:value-type="float" office:value="134.03695" calcext:value-type="float">
            <text:p>134,03695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5">00/00/0000</text:date>, <text:time style:data-style-name="N2" text:time-value="09:16:14.13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4T21:07:54.729000000</meta:creation-date>
    <dc:date>2016-02-15T10:19:24.618000000</dc:date>
    <meta:editing-duration>PT48M</meta:editing-duration>
    <meta:editing-cycles>4</meta:editing-cycles>
    <meta:generator>LibreOffice/5.0.3.2$Windows_x86 LibreOffice_project/e5f16313668ac592c1bfb310f4390624e3dbfb75</meta:generator>
    <meta:document-statistic meta:table-count="1" meta:cell-count="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title svg:x="4.196cm" svg:y="0.318cm" chart:style-name="ch2">
          <text:p>Tiempo con respecto a la probabilidad</text:p>
        </chart:title>
        <chart:subtitle svg:x="6.501cm" svg:y="1.275cm" chart:style-name="ch3">
          <text:p>Tiempo: minutos</text:p>
        </chart:subtitle>
        <chart:legend chart:legend-position="end" svg:x="13.545cm" svg:y="4.204cm" style:legend-expansion="high" chart:style-name="ch4"/>
        <chart:plot-area chart:style-name="ch5" table:cell-range-address="Hoja1.D7:Hoja1.E13 Hoja1.E4:Hoja1.E4" chart:data-source-has-labels="row" svg:x="0.32cm" svg:y="2.138cm" svg:width="12.905cm" svg:height="6.688cm">
          <chartooo:coordinate-region svg:x="0.941cm" svg:y="2.338cm" svg:width="11.858cm" svg:height="5.841cm"/>
          <chart:axis chart:dimension="x" chart:name="primary-x" chart:style-name="ch6">
            <chart:grid chart:style-name="ch7" chart:class="maj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E7:Hoja1.E13" chart:label-cell-address="Hoja1.E4:Hoja1.E4" chart:class="chart:scatter">
            <chart:domain table:cell-range-address="Hoja1.D7:Hoja1.D13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Tiempo</text:p>
                <draw:g>
                  <svg:desc>Hoja1.E4:Hoja1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Hoja1.D7:Hoja1.D13</svg:desc>
                </draw:g>
              </table:table-cell>
              <table:table-cell office:value-type="float" office:value="8.5713">
                <text:p>8.5713</text:p>
                <draw:g>
                  <svg:desc>Hoja1.E7:Hoja1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14.8747">
                <text:p>14.87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24.1034">
                <text:p>24.10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32.7022">
                <text:p>32.70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">
                <text:p>0.6</text:p>
              </table:table-cell>
              <table:table-cell office:value-type="float" office:value="47.6037">
                <text:p>47.60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">
                <text:p>0.7</text:p>
              </table:table-cell>
              <table:table-cell office:value-type="float" office:value="77.4697">
                <text:p>77.46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134.03695">
                <text:p>134.036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45cm" svg:y="4.201cm" style:legend-expansion="high" chart:style-name="ch2"/>
        <chart:plot-area chart:style-name="ch3" table:cell-range-address="Hoja1.D4:Hoja1.E13" chart:data-source-has-labels="row" svg:x="0.32cm" svg:y="0.18cm" svg:width="12.905cm" svg:height="8.64cm">
          <chartooo:coordinate-region svg:x="0.941cm" svg:y="0.379cm" svg:width="11.85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E5:Hoja1.E13" chart:label-cell-address="Hoja1.E4:Hoja1.E4" chart:class="chart:scatter">
            <chart:domain table:cell-range-address="Hoja1.D5:Hoja1.D13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Tiempo</text:p>
                <draw:g>
                  <svg:desc>Hoja1.E4:Hoja1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.D5:Hoja1.D13</svg:desc>
                </draw:g>
              </table:table-cell>
              <table:table-cell office:value-type="float" office:value="0.4459">
                <text:p>0.4459</text:p>
                <draw:g>
                  <svg:desc>Hoja1.E5:Hoja1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3.8049">
                <text:p>3.80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8.5713">
                <text:p>8.57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4.8747">
                <text:p>14.87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24.1034">
                <text:p>24.10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2.7022">
                <text:p>32.70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7.6037">
                <text:p>47.6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77.4697">
                <text:p>77.4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134.03695">
                <text:p>134.036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